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0.716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5.369cm" svg:y1="3.09cm" svg:x2="8.974cm" svg:y2="2.267cm" draw:start-shape="id1" draw:start-glue-point="1" draw:end-shape="id2" draw:end-glue-point="3" svg:d="M5369 3090h1803v-823h1802" svg:viewBox="0 0 3606 824">
          <text:p/>
        </draw:connector>
        <draw:connector draw:style-name="gr9" draw:text-style-name="P2" draw:layer="layout" svg:x1="3.088cm" svg:y1="3.09cm" svg:x2="5.118cm" svg:y2="7.199cm" draw:start-shape="id1" draw:start-glue-point="3" draw:end-shape="id3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2" draw:id="id2">
          <draw:line draw:style-name="gr11" draw:text-style-name="P4" draw:layer="layout" svg:x1="10.176cm" svg:y1="2.209cm" svg:x2="10.115cm" svg:y2="2.557cm">
            <text:p/>
          </draw:line>
          <draw:line draw:style-name="gr11" draw:text-style-name="P4" draw:layer="layout" svg:x1="10.007cm" svg:y1="1.981cm" svg:x2="9.898cm" svg:y2="2.556cm">
            <text:p/>
          </draw:line>
          <draw:line draw:style-name="gr11" draw:text-style-name="P4" draw:layer="layout" svg:x1="10.004cm" svg:y1="1.977cm" svg:x2="10.116cm" svg:y2="2.552cm">
            <text:p/>
          </draw:line>
          <draw:line draw:style-name="gr11" draw:text-style-name="P4" draw:layer="layout" svg:x1="9.899cm" svg:y1="2.553cm" svg:x2="9.787cm" svg:y2="1.978cm">
            <text:p/>
          </draw:line>
          <draw:line draw:style-name="gr11" draw:text-style-name="P4" draw:layer="layout" svg:x1="9.682cm" svg:y1="2.553cm" svg:x2="9.57cm" svg:y2="1.978cm">
            <text:p/>
          </draw:line>
          <draw:line draw:style-name="gr11" draw:text-style-name="P4" draw:layer="layout" svg:x1="9.679cm" svg:y1="2.557cm" svg:x2="9.788cm" svg:y2="1.982cm">
            <text:p/>
          </draw:line>
          <draw:line draw:style-name="gr11" draw:text-style-name="P4" draw:layer="layout" svg:x1="9.58cm" svg:y1="1.981cm" svg:x2="9.471cm" svg:y2="2.556cm">
            <text:p/>
          </draw:line>
          <draw:line draw:style-name="gr11" draw:text-style-name="P4" draw:layer="layout" svg:x1="9.363cm" svg:y1="1.982cm" svg:x2="9.254cm" svg:y2="2.557cm">
            <text:p/>
          </draw:line>
          <draw:line draw:style-name="gr11" draw:text-style-name="P4" draw:layer="layout" svg:x1="9.36cm" svg:y1="1.978cm" svg:x2="9.472cm" svg:y2="2.553cm">
            <text:p/>
          </draw:line>
          <draw:line draw:style-name="gr11" draw:text-style-name="P4" draw:layer="layout" svg:x1="9.256cm" svg:y1="2.553cm" svg:x2="9.144cm" svg:y2="1.978cm">
            <text:p/>
          </draw:line>
          <draw:line draw:style-name="gr11" draw:text-style-name="P4" draw:layer="layout" svg:x1="9.038cm" svg:y1="2.553cm" svg:x2="8.974cm" svg:y2="2.211cm">
            <text:p/>
          </draw:line>
          <draw:line draw:style-name="gr11" draw:text-style-name="P4" draw:layer="layout" svg:x1="9.036cm" svg:y1="2.557cm" svg:x2="9.145cm" svg:y2="1.982cm">
            <text:p/>
          </draw:line>
        </draw:g>
        <draw:g xml:id="id4" draw:id="id4">
          <draw:line draw:style-name="gr11" draw:text-style-name="P4" draw:layer="layout" svg:x1="10.177cm" svg:y1="3.01cm" svg:x2="10.116cm" svg:y2="3.358cm">
            <text:p/>
          </draw:line>
          <draw:line draw:style-name="gr11" draw:text-style-name="P4" draw:layer="layout" svg:x1="10.008cm" svg:y1="2.782cm" svg:x2="9.899cm" svg:y2="3.357cm">
            <text:p/>
          </draw:line>
          <draw:line draw:style-name="gr11" draw:text-style-name="P4" draw:layer="layout" svg:x1="10.005cm" svg:y1="2.778cm" svg:x2="10.117cm" svg:y2="3.353cm">
            <text:p/>
          </draw:line>
          <draw:line draw:style-name="gr11" draw:text-style-name="P4" draw:layer="layout" svg:x1="9.9cm" svg:y1="3.354cm" svg:x2="9.788cm" svg:y2="2.779cm">
            <text:p/>
          </draw:line>
          <draw:line draw:style-name="gr11" draw:text-style-name="P4" draw:layer="layout" svg:x1="9.683cm" svg:y1="3.354cm" svg:x2="9.571cm" svg:y2="2.779cm">
            <text:p/>
          </draw:line>
          <draw:line draw:style-name="gr11" draw:text-style-name="P4" draw:layer="layout" svg:x1="9.68cm" svg:y1="3.358cm" svg:x2="9.789cm" svg:y2="2.783cm">
            <text:p/>
          </draw:line>
          <draw:line draw:style-name="gr11" draw:text-style-name="P4" draw:layer="layout" svg:x1="9.581cm" svg:y1="2.782cm" svg:x2="9.472cm" svg:y2="3.357cm">
            <text:p/>
          </draw:line>
          <draw:line draw:style-name="gr11" draw:text-style-name="P4" draw:layer="layout" svg:x1="9.364cm" svg:y1="2.783cm" svg:x2="9.255cm" svg:y2="3.358cm">
            <text:p/>
          </draw:line>
          <draw:line draw:style-name="gr11" draw:text-style-name="P4" draw:layer="layout" svg:x1="9.361cm" svg:y1="2.779cm" svg:x2="9.473cm" svg:y2="3.354cm">
            <text:p/>
          </draw:line>
          <draw:line draw:style-name="gr11" draw:text-style-name="P4" draw:layer="layout" svg:x1="9.257cm" svg:y1="3.354cm" svg:x2="9.145cm" svg:y2="2.779cm">
            <text:p/>
          </draw:line>
          <draw:line draw:style-name="gr11" draw:text-style-name="P4" draw:layer="layout" svg:x1="9.039cm" svg:y1="3.354cm" svg:x2="8.975cm" svg:y2="3.012cm">
            <text:p/>
          </draw:line>
          <draw:line draw:style-name="gr11" draw:text-style-name="P4" draw:layer="layout" svg:x1="9.037cm" svg:y1="3.358cm" svg:x2="9.146cm" svg:y2="2.783cm">
            <text:p/>
          </draw:line>
        </draw:g>
        <draw:g xml:id="id5" draw:id="id5">
          <draw:line draw:style-name="gr11" draw:text-style-name="P4" draw:layer="layout" svg:x1="10.178cm" svg:y1="4.511cm" svg:x2="10.117cm" svg:y2="4.859cm">
            <text:p/>
          </draw:line>
          <draw:line draw:style-name="gr11" draw:text-style-name="P4" draw:layer="layout" svg:x1="10.009cm" svg:y1="4.283cm" svg:x2="9.9cm" svg:y2="4.858cm">
            <text:p/>
          </draw:line>
          <draw:line draw:style-name="gr11" draw:text-style-name="P4" draw:layer="layout" svg:x1="10.006cm" svg:y1="4.279cm" svg:x2="10.118cm" svg:y2="4.854cm">
            <text:p/>
          </draw:line>
          <draw:line draw:style-name="gr11" draw:text-style-name="P4" draw:layer="layout" svg:x1="9.901cm" svg:y1="4.855cm" svg:x2="9.789cm" svg:y2="4.28cm">
            <text:p/>
          </draw:line>
          <draw:line draw:style-name="gr11" draw:text-style-name="P4" draw:layer="layout" svg:x1="9.684cm" svg:y1="4.855cm" svg:x2="9.572cm" svg:y2="4.28cm">
            <text:p/>
          </draw:line>
          <draw:line draw:style-name="gr11" draw:text-style-name="P4" draw:layer="layout" svg:x1="9.681cm" svg:y1="4.859cm" svg:x2="9.79cm" svg:y2="4.284cm">
            <text:p/>
          </draw:line>
          <draw:line draw:style-name="gr11" draw:text-style-name="P4" draw:layer="layout" svg:x1="9.582cm" svg:y1="4.283cm" svg:x2="9.473cm" svg:y2="4.858cm">
            <text:p/>
          </draw:line>
          <draw:line draw:style-name="gr11" draw:text-style-name="P4" draw:layer="layout" svg:x1="9.365cm" svg:y1="4.284cm" svg:x2="9.256cm" svg:y2="4.859cm">
            <text:p/>
          </draw:line>
          <draw:line draw:style-name="gr11" draw:text-style-name="P4" draw:layer="layout" svg:x1="9.362cm" svg:y1="4.28cm" svg:x2="9.474cm" svg:y2="4.855cm">
            <text:p/>
          </draw:line>
          <draw:line draw:style-name="gr11" draw:text-style-name="P4" draw:layer="layout" svg:x1="9.258cm" svg:y1="4.855cm" svg:x2="9.146cm" svg:y2="4.28cm">
            <text:p/>
          </draw:line>
          <draw:line draw:style-name="gr11" draw:text-style-name="P4" draw:layer="layout" svg:x1="9.04cm" svg:y1="4.855cm" svg:x2="8.976cm" svg:y2="4.513cm">
            <text:p/>
          </draw:line>
          <draw:line draw:style-name="gr11" draw:text-style-name="P4" draw:layer="layout" svg:x1="9.038cm" svg:y1="4.859cm" svg:x2="9.147cm" svg:y2="4.284cm">
            <text:p/>
          </draw:line>
        </draw:g>
        <draw:connector draw:style-name="gr9" draw:text-style-name="P2" draw:layer="layout" draw:line-skew="0.3cm" svg:x1="5.37cm" svg:y1="3.091cm" svg:x2="8.975cm" svg:y2="3.068cm" draw:end-shape="id4" draw:end-glue-point="3" svg:d="M5370 3091h1827v-23h1778" svg:viewBox="0 0 3606 24">
          <text:p/>
        </draw:connector>
        <draw:frame draw:style-name="gr12" draw:text-style-name="P5" draw:layer="layout" svg:width="3.836cm" svg:height="1.673cm" svg:x="7.4cm" svg:y="7.146cm">
          <draw:text-box>
            <text:p>All resistors are 10 k<text:span text:style-name="T2">Ω</text:span></text:p>
          </draw:text-box>
        </draw:frame>
        <draw:g xml:id="id6" draw:id="id6">
          <draw:line draw:style-name="gr11" draw:text-style-name="P4" draw:layer="layout" svg:x1="10.179cm" svg:y1="5.312cm" svg:x2="10.118cm" svg:y2="5.66cm">
            <text:p/>
          </draw:line>
          <draw:line draw:style-name="gr11" draw:text-style-name="P4" draw:layer="layout" svg:x1="10.01cm" svg:y1="5.084cm" svg:x2="9.901cm" svg:y2="5.659cm">
            <text:p/>
          </draw:line>
          <draw:line draw:style-name="gr11" draw:text-style-name="P4" draw:layer="layout" svg:x1="10.007cm" svg:y1="5.08cm" svg:x2="10.119cm" svg:y2="5.655cm">
            <text:p/>
          </draw:line>
          <draw:line draw:style-name="gr11" draw:text-style-name="P4" draw:layer="layout" svg:x1="9.902cm" svg:y1="5.656cm" svg:x2="9.79cm" svg:y2="5.081cm">
            <text:p/>
          </draw:line>
          <draw:line draw:style-name="gr11" draw:text-style-name="P4" draw:layer="layout" svg:x1="9.685cm" svg:y1="5.656cm" svg:x2="9.573cm" svg:y2="5.081cm">
            <text:p/>
          </draw:line>
          <draw:line draw:style-name="gr11" draw:text-style-name="P4" draw:layer="layout" svg:x1="9.682cm" svg:y1="5.66cm" svg:x2="9.791cm" svg:y2="5.085cm">
            <text:p/>
          </draw:line>
          <draw:line draw:style-name="gr11" draw:text-style-name="P4" draw:layer="layout" svg:x1="9.583cm" svg:y1="5.084cm" svg:x2="9.474cm" svg:y2="5.659cm">
            <text:p/>
          </draw:line>
          <draw:line draw:style-name="gr11" draw:text-style-name="P4" draw:layer="layout" svg:x1="9.366cm" svg:y1="5.085cm" svg:x2="9.257cm" svg:y2="5.66cm">
            <text:p/>
          </draw:line>
          <draw:line draw:style-name="gr11" draw:text-style-name="P4" draw:layer="layout" svg:x1="9.363cm" svg:y1="5.081cm" svg:x2="9.475cm" svg:y2="5.656cm">
            <text:p/>
          </draw:line>
          <draw:line draw:style-name="gr11" draw:text-style-name="P4" draw:layer="layout" svg:x1="9.259cm" svg:y1="5.656cm" svg:x2="9.147cm" svg:y2="5.081cm">
            <text:p/>
          </draw:line>
          <draw:line draw:style-name="gr11" draw:text-style-name="P4" draw:layer="layout" svg:x1="9.041cm" svg:y1="5.656cm" svg:x2="8.977cm" svg:y2="5.314cm">
            <text:p/>
          </draw:line>
          <draw:line draw:style-name="gr11" draw:text-style-name="P4" draw:layer="layout" svg:x1="9.039cm" svg:y1="5.66cm" svg:x2="9.148cm" svg:y2="5.085cm">
            <text:p/>
          </draw:line>
        </draw:g>
        <draw:connector draw:style-name="gr9" draw:text-style-name="P2" draw:layer="layout" svg:x1="10.176cm" svg:y1="2.267cm" svg:x2="10.178cm" svg:y2="4.569cm" draw:start-shape="id2" draw:start-glue-point="1" draw:end-shape="id5" draw:end-glue-point="1" svg:d="M10176 2267h554v2302h-552" svg:viewBox="0 0 555 2303">
          <text:p/>
        </draw:connector>
        <draw:connector draw:style-name="gr9" draw:text-style-name="P2" draw:layer="layout" svg:x1="10.177cm" svg:y1="3.068cm" svg:x2="10.178cm" svg:y2="4.569cm" draw:start-shape="id4" draw:start-glue-point="1" svg:d="M10177 3068h552v1501h-551" svg:viewBox="0 0 553 1502">
          <text:p/>
        </draw:connector>
        <draw:connector draw:style-name="gr9" draw:text-style-name="P2" draw:layer="layout" svg:x1="10.177cm" svg:y1="3.068cm" svg:x2="10.179cm" svg:y2="5.37cm" draw:start-shape="id4" draw:start-glue-point="1" draw:end-shape="id6" draw:end-glue-point="1" svg:d="M10177 3068h554v2302h-552" svg:viewBox="0 0 555 2303">
          <text:p/>
        </draw:connector>
        <draw:connector draw:style-name="gr9" draw:text-style-name="P2" draw:layer="layout" svg:x1="5.118cm" svg:y1="7.199cm" svg:x2="8.976cm" svg:y2="4.569cm" draw:start-shape="id3" draw:start-glue-point="0" draw:end-shape="id5" draw:end-glue-point="3" svg:d="M5118 7199v-2630h3858" svg:viewBox="0 0 3859 2631">
          <text:p/>
        </draw:connector>
        <draw:g xml:id="id7" draw:id="id7">
          <draw:line draw:style-name="gr11" draw:text-style-name="P4" draw:layer="layout" svg:x1="7.847cm" svg:y1="5.05cm" svg:x2="7.786cm" svg:y2="5.398cm">
            <text:p/>
          </draw:line>
          <draw:line draw:style-name="gr11" draw:text-style-name="P4" draw:layer="layout" svg:x1="7.678cm" svg:y1="4.822cm" svg:x2="7.569cm" svg:y2="5.397cm">
            <text:p/>
          </draw:line>
          <draw:line draw:style-name="gr11" draw:text-style-name="P4" draw:layer="layout" svg:x1="7.675cm" svg:y1="4.818cm" svg:x2="7.787cm" svg:y2="5.393cm">
            <text:p/>
          </draw:line>
          <draw:line draw:style-name="gr11" draw:text-style-name="P4" draw:layer="layout" svg:x1="7.57cm" svg:y1="5.394cm" svg:x2="7.458cm" svg:y2="4.819cm">
            <text:p/>
          </draw:line>
          <draw:line draw:style-name="gr11" draw:text-style-name="P4" draw:layer="layout" svg:x1="7.353cm" svg:y1="5.394cm" svg:x2="7.241cm" svg:y2="4.819cm">
            <text:p/>
          </draw:line>
          <draw:line draw:style-name="gr11" draw:text-style-name="P4" draw:layer="layout" svg:x1="7.35cm" svg:y1="5.398cm" svg:x2="7.459cm" svg:y2="4.823cm">
            <text:p/>
          </draw:line>
          <draw:line draw:style-name="gr11" draw:text-style-name="P4" draw:layer="layout" svg:x1="7.251cm" svg:y1="4.822cm" svg:x2="7.142cm" svg:y2="5.397cm">
            <text:p/>
          </draw:line>
          <draw:line draw:style-name="gr11" draw:text-style-name="P4" draw:layer="layout" svg:x1="7.034cm" svg:y1="4.823cm" svg:x2="6.925cm" svg:y2="5.398cm">
            <text:p/>
          </draw:line>
          <draw:line draw:style-name="gr11" draw:text-style-name="P4" draw:layer="layout" svg:x1="7.031cm" svg:y1="4.819cm" svg:x2="7.143cm" svg:y2="5.394cm">
            <text:p/>
          </draw:line>
          <draw:line draw:style-name="gr11" draw:text-style-name="P4" draw:layer="layout" svg:x1="6.927cm" svg:y1="5.394cm" svg:x2="6.815cm" svg:y2="4.819cm">
            <text:p/>
          </draw:line>
          <draw:line draw:style-name="gr11" draw:text-style-name="P4" draw:layer="layout" svg:x1="6.709cm" svg:y1="5.394cm" svg:x2="6.645cm" svg:y2="5.052cm">
            <text:p/>
          </draw:line>
          <draw:line draw:style-name="gr11" draw:text-style-name="P4" draw:layer="layout" svg:x1="6.707cm" svg:y1="5.398cm" svg:x2="6.816cm" svg:y2="4.823cm">
            <text:p/>
          </draw:line>
        </draw:g>
        <draw:connector draw:style-name="gr9" draw:text-style-name="P2" draw:layer="layout" svg:x1="7.847cm" svg:y1="5.108cm" svg:x2="8.977cm" svg:y2="5.37cm" draw:start-shape="id7" draw:start-glue-point="1" draw:end-shape="id6" draw:end-glue-point="3" svg:d="M7847 5108h566v262h564" svg:viewBox="0 0 1131 263">
          <text:p/>
        </draw:connector>
        <draw:connector draw:style-name="gr9" draw:text-style-name="P2" draw:layer="layout" svg:x1="5.118cm" svg:y1="7.199cm" svg:x2="6.645cm" svg:y2="5.108cm" draw:start-shape="id3" draw:start-glue-point="0" draw:end-shape="id7" draw:end-glue-point="3" svg:d="M5118 7199v-2091h1527" svg:viewBox="0 0 1528 2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24:10.945153564</dc:date>
    <meta:editing-duration>PT13M53S</meta:editing-duration>
    <meta:editing-cycles>3</meta:editing-cycles>
    <meta:generator>LibreOffice/5.1.6.2$Linux_X86_64 LibreOffice_project/10m0$Build-2</meta:generator>
    <meta:document-statistic meta:object-count="86"/>
  </office:meta>
</office:document-meta>
</file>